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3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9.001cm" table:align="margins" style:shadow="none" style:may-break-between-rows="true" table:border-model="collapsing"/>
    </style:style>
    <style:style style:name="Tableau1.A" style:family="table-column">
      <style:table-column-properties style:column-width="5.694cm" style:rel-column-width="3228*"/>
    </style:style>
    <style:style style:name="Tableau1.B" style:family="table-column">
      <style:table-column-properties style:column-width="4.001cm" style:rel-column-width="2268*"/>
    </style:style>
    <style:style style:name="Tableau1.C" style:family="table-column">
      <style:table-column-properties style:column-width="9.306cm" style:rel-column-width="5276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001cm" table:align="margins" style:shadow="none" style:may-break-between-rows="true" table:border-model="collapsing"/>
    </style:style>
    <style:style style:name="Tableau2.A" style:family="table-column">
      <style:table-column-properties style:column-width="5.292cm" style:rel-column-width="3000*"/>
    </style:style>
    <style:style style:name="Tableau2.B" style:family="table-column">
      <style:table-column-properties style:column-width="13.709cm" style:rel-column-width="7772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1384e48" officeooo:paragraph-rsid="01384e48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use-window-font-color="true" loext:opacity="0%" style:font-name="Liberation Serif" fo:font-size="12pt" fo:font-weight="normal" officeooo:rsid="0138f30a" officeooo:paragraph-rsid="0138f30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rsid="0138f30a" officeooo:paragraph-rsid="014bd8fa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96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4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41e6" officeooo:paragraph-rsid="013a4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41e6" officeooo:paragraph-rsid="01496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d1b7e" officeooo:paragraph-rsid="013d1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bd8fa" officeooo:paragraph-rsid="014bd8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c7592" officeooo:paragraph-rsid="014c7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paragraph-rsid="01496726"/>
    </style:style>
    <style:style style:name="P14" style:family="paragraph" style:parent-style-name="Standard">
      <style:text-properties style:use-window-font-color="true" loext:opacity="0%" style:font-name="sans-serif" fo:font-size="15pt" fo:font-weight="bold" officeooo:rsid="01384e48" officeooo:paragraph-rsid="0138f30a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3a41e6" officeooo:paragraph-rsid="013a4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04250" officeooo:paragraph-rsid="01504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138f30a"/>
    </style:style>
    <style:style style:name="T2" style:family="text">
      <style:text-properties fo:font-weight="bold" officeooo:rsid="0118049e" style:font-weight-asian="bold" style:font-weight-complex="bold"/>
    </style:style>
    <style:style style:name="T3" style:family="text">
      <style:text-properties fo:font-weight="bold" officeooo:rsid="014bd8fa" style:font-weight-asian="bold" style:font-weight-complex="bold"/>
    </style:style>
    <style:style style:name="T4" style:family="text">
      <style:text-properties style:font-name="sans-serif" fo:font-size="15pt" fo:font-weight="bold" officeooo:rsid="01384e48" style:font-size-asian="15pt" style:font-weight-asian="bold" style:font-size-complex="15pt" style:font-weight-complex="bold"/>
    </style:style>
    <style:style style:name="T5" style:family="text">
      <style:text-properties style:font-name="sans-serif" fo:font-size="15pt" fo:font-weight="bold" officeooo:rsid="014c7592" style:font-size-asian="15pt" style:font-weight-asian="bold" style:font-size-complex="15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I- </text:span><text:span text:style-name="T4">Tableaux des dérivées usuelles</text:span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6">Fonctions</text:p>
          </table:table-cell>
          <table:table-cell table:style-name="Tableau1.A1" office:value-type="string">
            <text:p text:style-name="P16">Fonctions dérivées </text:p>
          </table:table-cell>
          <table:table-cell table:style-name="Tableau1.C1" office:value-type="string">
            <text:p text:style-name="P17">Remarques</text:p>
          </table:table-cell>
        </table:table-row>
        <table:table-row table:style-name="TableLine132027344">
          <table:table-cell table:style-name="Tableau1.A2" office:value-type="string">
            <text:p text:style-name="P5"><draw:frame draw:style-name="fr1" draw:name="Objet1" text:anchor-type="as-char" svg:y="-0.482cm" svg:width="3.678cm" svg:height="0.633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2" office:value-type="string">
            <text:p text:style-name="P5"><draw:frame draw:style-name="fr1" draw:name="Objet2" text:anchor-type="as-char" svg:y="-0.482cm" svg:width="2.064cm" svg:height="0.63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C2" office:value-type="string">
            <text:p text:style-name="P5"/>
            <text:p text:style-name="P5"/>
            <text:p text:style-name="P5"/>
          </table:table-cell>
        </table:table-row>
        <table:table-row table:style-name="TableLine132030624">
          <table:table-cell table:style-name="Tableau1.A2" office:value-type="string">
            <text:p text:style-name="P5"><draw:frame draw:style-name="fr1" draw:name="Objet3" text:anchor-type="as-char" svg:y="-0.482cm" svg:width="3.909cm" svg:height="0.63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A2" office:value-type="string">
            <text:p text:style-name="P5"><draw:frame draw:style-name="fr1" draw:name="Objet4" text:anchor-type="as-char" svg:y="-0.482cm" svg:width="2.083cm" svg:height="0.633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C2" office:value-type="string">
            <text:p text:style-name="P5"/>
            <text:p text:style-name="P5"/>
            <text:p text:style-name="P5"/>
          </table:table-cell>
        </table:table-row>
        <table:table-row table:style-name="TableLine132032192">
          <table:table-cell table:style-name="Tableau1.A2" office:value-type="string">
            <text:p text:style-name="P5"><draw:frame draw:style-name="fr1" draw:name="Objet14" text:anchor-type="as-char" svg:y="-0.51cm" svg:width="2.046cm" svg:height="0.663cm" draw:z-index="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1.A2" office:value-type="string">
            <text:p text:style-name="P5"><draw:frame draw:style-name="fr1" draw:name="Objet17" text:anchor-type="as-char" svg:y="-0.482cm" svg:width="2.397cm" svg:height="0.633cm" draw:z-index="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  <table:table-cell table:style-name="Tableau1.C2" office:value-type="string">
            <text:p text:style-name="P5"/>
            <text:p text:style-name="P5"/>
            <text:p text:style-name="P5"/>
          </table:table-cell>
        </table:table-row>
        <table:table-row table:style-name="TableLine132034112">
          <table:table-cell table:style-name="Tableau1.A2" office:value-type="string">
            <text:p text:style-name="P5"><draw:frame draw:style-name="fr1" draw:name="Objet9" text:anchor-type="as-char" svg:y="-0.51cm" svg:width="3.854cm" svg:height="0.663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  <table:table-cell table:style-name="Tableau1.A2" office:value-type="string">
            <text:p text:style-name="P5"><draw:frame draw:style-name="fr1" draw:name="Objet12" text:anchor-type="as-char" svg:y="-0.51cm" svg:width="3.013cm" svg:height="0.663cm" draw:z-index="7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1.C2" office:value-type="string">
            <text:p text:style-name="P5"/>
            <text:p text:style-name="P5"/>
            <text:p text:style-name="P5"/>
          </table:table-cell>
        </table:table-row>
        <table:table-row table:style-name="TableLine132036016">
          <table:table-cell table:style-name="Tableau1.A2" office:value-type="string">
            <text:p text:style-name="P5"><draw:frame draw:style-name="fr1" draw:name="Objet21" text:anchor-type="as-char" svg:y="-0.721cm" svg:width="1.991cm" svg:height="1.162cm" draw:z-index="8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.A2" office:value-type="string">
            <text:p text:style-name="P5"><draw:frame draw:style-name="fr1" draw:name="Objet24" text:anchor-type="as-char" svg:y="-0.721cm" svg:width="2.738cm" svg:height="1.233cm" draw:z-index="9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1.C2" office:value-type="string">
            <text:p text:style-name="P5"/>
            <text:p text:style-name="P5"/>
          </table:table-cell>
        </table:table-row>
        <table:table-row table:style-name="TableLine132037744">
          <table:table-cell table:style-name="Tableau1.A2" office:value-type="string">
            <text:p text:style-name="P5"><draw:frame draw:style-name="fr1" draw:name="Objet13" text:anchor-type="as-char" svg:y="-0.721cm" svg:width="4.105cm" svg:height="1.233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1.A2" office:value-type="string">
            <text:p text:style-name="P5"><draw:frame draw:style-name="fr1" draw:name="Objet20" text:anchor-type="as-char" svg:y="-0.721cm" svg:width="3.122cm" svg:height="1.233cm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1.C2" office:value-type="string">
            <text:p text:style-name="P5"/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><draw:frame draw:style-name="fr1" draw:name="Objet25" text:anchor-type="as-char" svg:y="-0.508cm" svg:width="2.226cm" svg:height="0.661cm" draw:z-index="12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.A2" office:value-type="string">
            <text:p text:style-name="P5"><draw:frame draw:style-name="fr1" draw:name="Objet28" text:anchor-type="as-char" svg:y="-0.721cm" svg:width="2.828cm" svg:height="1.231cm" draw:z-index="13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1.C2" office:value-type="string">
            <text:p text:style-name="P5"/>
            <text:p text:style-name="P5"/>
          </table:table-cell>
        </table:table-row>
      </table:table>
      <text:p text:style-name="P14"/>
      <text:p text:style-name="P4"><text:span text:style-name="T2">I</text:span><text:span text:style-name="T3">I</text:span><text:span text:style-name="T2">- </text:span><text:span text:style-name="T5">Opérations sur les dérivées</text:span></text:p>
      <table:table table:name="Tableau2" table:style-name="Tableau2" table:template-name="Default Style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Opérations</text:p>
          </table:table-cell>
          <table:table-cell table:style-name="Tableau2.B1" office:value-type="string">
            <text:p text:style-name="P11">Remarques</text:p>
          </table:table-cell>
        </table:table-row>
        <table:table-row table:style-name="Tableau2.1">
          <table:table-cell table:style-name="Tableau2.A2" office:value-type="string">
            <text:p text:style-name="P6"><draw:frame draw:style-name="fr1" draw:name="Objet29" text:anchor-type="as-char" svg:y="-0.482cm" svg:width="3.461cm" svg:height="0.633cm" draw:z-index="14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2.B2" office:value-type="string">
            <text:p text:style-name="P6"/>
            <text:p text:style-name="P6"/>
            <text:p text:style-name="P6"/>
          </table:table-cell>
        </table:table-row>
        <table:table-row table:style-name="TableLine132123328">
          <table:table-cell table:style-name="Tableau2.A2" office:value-type="string">
            <text:p text:style-name="P6"><draw:frame draw:style-name="fr1" draw:name="Objet33" text:anchor-type="as-char" svg:y="-0.482cm" svg:width="2.526cm" svg:height="0.633cm" draw:z-index="15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2.B2" office:value-type="string">
            <text:p text:style-name="P6"/>
            <text:p text:style-name="P6"/>
            <text:p text:style-name="P6"/>
          </table:table-cell>
        </table:table-row>
        <table:table-row table:style-name="TableLine132124448">
          <table:table-cell table:style-name="Tableau2.A2" office:value-type="string">
            <text:p text:style-name="P6"><draw:frame draw:style-name="fr1" draw:name="Objet32" text:anchor-type="as-char" svg:y="-0.482cm" svg:width="3.651cm" svg:height="0.633cm" draw:z-index="16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2.B2" office:value-type="string">
            <text:p text:style-name="P6"/>
            <text:p text:style-name="P6"/>
            <text:p text:style-name="P6"/>
          </table:table-cell>
        </table:table-row>
        <table:table-row table:style-name="TableLine132125584">
          <table:table-cell table:style-name="Tableau2.A2" office:value-type="string">
            <text:p text:style-name="P6"><draw:frame draw:style-name="fr1" draw:name="Objet35" text:anchor-type="as-char" svg:y="-0.875cm" svg:width="2.538cm" svg:height="1.469cm" draw:z-index="17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  <table:table-cell table:style-name="Tableau2.B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6"><draw:frame draw:style-name="fr1" draw:name="Objet30" text:anchor-type="as-char" svg:y="-0.721cm" svg:width="2.753cm" svg:height="1.231cm" draw:z-index="18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2.B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6"><draw:frame draw:style-name="fr1" draw:name="Objet37" text:anchor-type="as-char" svg:y="-0.875cm" svg:width="3.623cm" svg:height="1.469cm" draw:z-index="19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  <table:table-cell table:style-name="Tableau2.B2" office:value-type="string">
            <text:p text:style-name="P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1384e48" officeooo:paragraph-rsid="01384e48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138f30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appel : <text:span text:style-name="MT1">Fonctions </text:span>dérivées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5T10:18:11.939951661</dc:date>
    <meta:editing-duration>P1DT5H19M35S</meta:editing-duration>
    <meta:editing-cycles>252</meta:editing-cycles>
    <meta:document-statistic meta:table-count="2" meta:image-count="0" meta:object-count="20" meta:page-count="1" meta:paragraph-count="29" meta:word-count="25" meta:character-count="161" meta:non-whitespace-character-count="144"/>
  </office:meta>
</office:document-meta>
</file>

<file path=Object 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k</mi>
        </mrow>
        <mtext> , </mtext>
        <mrow>
          <mi>k</mi>
          <mo stretchy="false">∈</mo>
          <mtext> </mtext>
        </mrow>
        <mi mathvariant="normal">ℝ</mi>
      </mrow>
    </mstyle>
    <annotation encoding="StarMath 5.0">bold {f(x) = k" , " k in" "setR}</annotation>
  </semantics>
</math>
</file>

<file path=Object 12/content.xml><?xml version="1.0" encoding="utf-8"?>
<math xmlns="http://www.w3.org/1998/Math/MathML" display="block">
  <semantics>
    <mstyle mathvariant="bold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n</mi>
        </mrow>
        <msup>
          <mi>x</mi>
          <mrow>
            <mi>n</mi>
            <mo stretchy="false">−</mo>
            <mn>1</mn>
          </mrow>
        </msup>
      </mrow>
    </mstyle>
    <annotation encoding="StarMath 5.0">bold {f'(x) = n x^{n-1}}</annotation>
  </semantics>
</math>
</file>

<file path=Object 13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sup>
              <mi>x</mi>
              <mi>n</mi>
            </msup>
          </mfrac>
        </mrow>
        <mtext> , </mtext>
        <mrow>
          <mi>n</mi>
          <mo stretchy="false">∈</mo>
          <mtext> </mtext>
        </mrow>
        <msup>
          <mi mathvariant="normal">ℕ</mi>
          <mtext>*</mtext>
        </msup>
      </mrow>
    </mstyle>
    <annotation encoding="StarMath 5.0">bold {f(x) = 1 over x^n" , " n in" "setN^"*"}</annotation>
  </semantics>
</math>
</file>

<file path=Object 14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x</mi>
            <mn>2</mn>
          </msup>
        </mrow>
      </mrow>
    </mstyle>
    <annotation encoding="StarMath 5.0">bold {f(x) = x^2}</annotation>
  </semantics>
</math>
</file>

<file path=Object 17/content.xml><?xml version="1.0" encoding="utf-8"?>
<math xmlns="http://www.w3.org/1998/Math/MathML" display="block">
  <semantics>
    <mstyle mathvariant="bold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i>x</mi>
      </mrow>
    </mstyle>
    <annotation encoding="StarMath 5.0">bold {f'(x) = 2x}</annotation>
  </semantics>
</math>
</file>

<file path=Object 2/content.xml><?xml version="1.0" encoding="utf-8"?>
<math xmlns="http://www.w3.org/1998/Math/MathML" display="block">
  <semantics>
    <mstyle mathvariant="bold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0</mn>
        </mrow>
      </mrow>
    </mstyle>
    <annotation encoding="StarMath 5.0">bold {f'(x) = 0}</annotation>
  </semantics>
</math>
</file>

<file path=Object 20/content.xml><?xml version="1.0" encoding="utf-8"?>
<math xmlns="http://www.w3.org/1998/Math/MathML" display="block">
  <semantics>
    <mstyle mathvariant="bold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stretchy="false">−</mo>
            <mfrac>
              <mi>n</mi>
              <msup>
                <mi>x</mi>
                <mrow>
                  <mi>n</mi>
                  <mo stretchy="false">+</mo>
                  <mn>1</mn>
                </mrow>
              </msup>
            </mfrac>
          </mrow>
        </mrow>
      </mrow>
    </mstyle>
    <annotation encoding="StarMath 5.0">bold {f'(x) = -{n over x^{n+1}}}</annotation>
  </semantics>
</math>
</file>

<file path=Object 2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i>x</mi>
          </mfrac>
        </mrow>
      </mrow>
    </mstyle>
    <annotation encoding="StarMath 5.0">bold {f(x) = 1 over x}</annotation>
  </semantics>
</math>
</file>

<file path=Object 24/content.xml><?xml version="1.0" encoding="utf-8"?>
<math xmlns="http://www.w3.org/1998/Math/MathML" display="block">
  <semantics>
    <mstyle mathvariant="bold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stretchy="false">−</mo>
            <mfrac>
              <mn>1</mn>
              <msup>
                <mi>x</mi>
                <mn>2</mn>
              </msup>
            </mfrac>
          </mrow>
        </mrow>
      </mrow>
    </mstyle>
    <annotation encoding="StarMath 5.0">bold {f'(x) = -{1 over x^2}}</annotation>
  </semantics>
</math>
</file>

<file path=Object 2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i>x</mi>
          </msqrt>
        </mrow>
      </mrow>
    </mstyle>
    <annotation encoding="StarMath 5.0">bold {f(x) = sqrt x}</annotation>
  </semantics>
</math>
</file>

<file path=Object 28/content.xml><?xml version="1.0" encoding="utf-8"?>
<math xmlns="http://www.w3.org/1998/Math/MathML" display="block">
  <semantics>
    <mstyle mathvariant="bold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row>
              <mn>2</mn>
              <msqrt>
                <mi>x</mi>
              </msqrt>
            </mrow>
          </mfrac>
        </mrow>
      </mrow>
    </mstyle>
    <annotation encoding="StarMath 5.0">bold {f'(x) = 1 over { 2sqrt x}}</annotation>
  </semantics>
</math>
</file>

<file path=Object 29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u</mi>
              <mo stretchy="false">+</mo>
              <mi>v</mi>
            </mrow>
          </mrow>
          <mo fence="true" form="postfix" stretchy="false">)</mo>
        </mrow>
        <mrow>
          <mi>'</mi>
          <mo stretchy="false">=</mo>
          <mi>u</mi>
        </mrow>
        <mrow>
          <mi>'</mi>
          <mo stretchy="false">+</mo>
          <mi>v</mi>
        </mrow>
        <mi>'</mi>
      </mrow>
    </mstyle>
    <annotation encoding="StarMath 5.0">bold {(u + v)' = u' + v' }</annotation>
  </semantics>
</math>
</file>

<file path=Object 3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text> , </mtext>
        <mrow>
          <mi>a</mi>
          <mo stretchy="false">∈</mo>
          <mtext> </mtext>
        </mrow>
        <mi mathvariant="normal">ℝ</mi>
      </mrow>
    </mstyle>
    <annotation encoding="StarMath 5.0">bold {f(x) = ax" , " a in" "setR}</annotation>
  </semantics>
</math>
</file>

<file path=Object 30/content.xml><?xml version="1.0" encoding="utf-8"?>
<math xmlns="http://www.w3.org/1998/Math/MathML" display="block">
  <semantics>
    <mstyle mathvariant="bold">
      <mrow>
        <msup>
          <mrow>
            <mo fence="true" form="prefix" stretchy="true">(</mo>
            <mrow>
              <mfrac>
                <mi>u</mi>
                <mi>v</mi>
              </mfrac>
            </mrow>
            <mo fence="true" form="postfix" stretchy="true">)</mo>
          </mrow>
          <mtext>'</mtext>
        </msup>
        <mo stretchy="false">=</mo>
        <mfrac>
          <mrow>
            <mi>u</mi>
            <mi>'</mi>
            <mrow>
              <mi>v</mi>
              <mo stretchy="false">−</mo>
              <mi mathvariant="italic">uv</mi>
            </mrow>
            <mi>'</mi>
          </mrow>
          <msup>
            <mi>v</mi>
            <mn>2</mn>
          </msup>
        </mfrac>
      </mrow>
    </mstyle>
    <annotation encoding="StarMath 5.0">bold {left (u over v right )^"'" = {u'v - uv'} over v^2}</annotation>
  </semantics>
</math>
</file>

<file path=Object 31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sqrt>
                <mi>u</mi>
              </msqrt>
            </mrow>
            <mo fence="true" form="postfix" stretchy="false">)</mo>
          </mrow>
          <mtext>'</mtext>
        </msup>
        <mo stretchy="false">=</mo>
        <mfrac>
          <mrow>
            <mi>u</mi>
            <mi>'</mi>
          </mrow>
          <mrow>
            <mn>2</mn>
            <msqrt>
              <mi>u</mi>
            </msqrt>
          </mrow>
        </mfrac>
      </mrow>
    </mstyle>
    <annotation encoding="StarMath 5.0">bold {(sqrt u)^"'" = {u'} over { 2sqrt u} }</annotation>
  </semantics>
</math>
</file>

<file path=Object 32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i mathvariant="italic">uv</mi>
          </mrow>
          <mo fence="true" form="postfix" stretchy="false">)</mo>
        </mrow>
        <mrow>
          <mi>'</mi>
          <mo stretchy="false">=</mo>
          <mi>u</mi>
        </mrow>
        <mi>'</mi>
        <mrow>
          <mi>v</mi>
          <mo stretchy="false">+</mo>
          <mi mathvariant="italic">uv</mi>
        </mrow>
        <mi>'</mi>
      </mrow>
    </mstyle>
    <annotation encoding="StarMath 5.0">bold {(uv)' = u'v + uv'}</annotation>
  </semantics>
</math>
</file>

<file path=Object 33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i mathvariant="italic">ku</mi>
          </mrow>
          <mo fence="true" form="postfix" stretchy="false">)</mo>
        </mrow>
        <mrow>
          <mi>'</mi>
          <mo stretchy="false">=</mo>
          <mi mathvariant="italic">ku</mi>
        </mrow>
        <mi>'</mi>
      </mrow>
    </mstyle>
    <annotation encoding="StarMath 5.0">bold {(ku)' = ku'}</annotation>
  </semantics>
</math>
</file>

<file path=Object 35/content.xml><?xml version="1.0" encoding="utf-8"?>
<math xmlns="http://www.w3.org/1998/Math/MathML" display="block">
  <semantics>
    <mstyle mathvariant="bold">
      <mrow>
        <msup>
          <mrow>
            <mo fence="true" form="prefix" stretchy="true">(</mo>
            <mrow>
              <mfrac>
                <mn>1</mn>
                <mi>u</mi>
              </mfrac>
            </mrow>
            <mo fence="true" form="postfix" stretchy="true">)</mo>
          </mrow>
          <mtext>'</mtext>
        </msup>
        <mo stretchy="false">=</mo>
        <mrow>
          <mo stretchy="false">−</mo>
          <mfrac>
            <mrow>
              <mi>u</mi>
              <mi>'</mi>
            </mrow>
            <msup>
              <mi>u</mi>
              <mn>2</mn>
            </msup>
          </mfrac>
        </mrow>
      </mrow>
    </mstyle>
    <annotation encoding="StarMath 5.0">bold {left (1 over u right )^"'" = -{{u'} over u^2} }</annotation>
  </semantics>
</math>
</file>

<file path=Object 4/content.xml><?xml version="1.0" encoding="utf-8"?>
<math xmlns="http://www.w3.org/1998/Math/MathML" display="block">
  <semantics>
    <mstyle mathvariant="bold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</mrow>
    </mstyle>
    <annotation encoding="StarMath 5.0">bold {f'(x) = a}</annotation>
  </semantics>
</math>
</file>

<file path=Object 9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x</mi>
            <mi>n</mi>
          </msup>
        </mrow>
        <mtext> , </mtext>
        <mrow>
          <mi>n</mi>
          <mo stretchy="false">∈</mo>
          <mtext> </mtext>
        </mrow>
        <mi mathvariant="normal">ℕ</mi>
      </mrow>
    </mstyle>
    <annotation encoding="StarMath 5.0">bold {f(x) = x^n" , " n in" "setN}</annotation>
  </semantics>
</math>
</file>